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8.837cm" table:align="margins"/>
    </style:style>
    <style:style style:name="Table1.A" style:family="table-column">
      <style:table-column-properties style:column-width="2.208cm" style:rel-column-width="16383*"/>
    </style:style>
    <style:style style:name="Table1.D" style:family="table-column">
      <style:table-column-properties style:column-width="2.21cm" style:rel-column-width="16386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rame1" text:anchor-type="paragraph" svg:x="2.193cm" svg:y="0.092cm" svg:width="9.14cm" draw:z-index="0"><draw:text-box fo:min-height="26.778cm"><table:table table:name="Table1" table:style-name="Table1"><table:table-column table:style-name="Table1.A" table:number-columns-repeated="3"/><table:table-column table:style-name="Table1.D"/><table:table-row><table:table-cell table:style-name="Table1.A1" office:value-type="string"><text:p text:style-name="P1"/></table:table-cell><table:table-cell table:style-name="Table1.A1" office:value-type="string"><text:p text:style-name="P1"/></table:table-cell><table:table-cell table:style-name="Table1.A1" office:value-type="string"><text:p text:style-name="P1"/></table:table-cell><table:table-cell table:style-name="Table1.D1" office:value-type="string"><text:p text:style-name="P1"/></table:table-cell></table:table-row><table:table-row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D2" office:value-type="string"><text:p text:style-name="P1"/></table:table-cell></table:table-row><table:table-row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D2" office:value-type="string"><text:p text:style-name="P1"/></table:table-cell></table:table-row><table:table-row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D2" office:value-type="string"><text:p text:style-name="P1"/></table:table-cell></table:table-row><table:table-row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D2" office:value-type="string"><text:p text:style-name="P1"/></table:table-cell></table:table-row><table:table-row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D2" office:value-type="string"><text:p text:style-name="P1"/></table:table-cell></table:table-row><table:table-row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D2" office:value-type="string"><text:p text:style-name="P1"/></table:table-cell></table:table-row><table:table-row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D2" office:value-type="string"><text:p text:style-name="P1"/></table:table-cell></table:table-row><table:table-row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D2" office:value-type="string"><text:p text:style-name="P1"/></table:table-cell></table:table-row><table:table-row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D2" office:value-type="string"><text:p text:style-name="P1"/></table:table-cell></table:table-row><table:table-row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D2" office:value-type="string"><text:p text:style-name="P1"/></table:table-cell></table:table-row><table:table-row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D2" office:value-type="string"><text:p text:style-name="P1"/></table:table-cell></table:table-row><table:table-row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D2" office:value-type="string"><text:p text:style-name="P1"/></table:table-cell></table:table-row><table:table-row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D2" office:value-type="string"><text:p text:style-name="P1"/></table:table-cell></table:table-row><table:table-row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D2" office:value-type="string"><text:p text:style-name="P1"/></table:table-cell></table:table-row><table:table-row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D2" office:value-type="string"><text:p text:style-name="P1"/></table:table-cell></table:table-row><table:table-row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D2" office:value-type="string"><text:p text:style-name="P1"/></table:table-cell></table:table-row><table:table-row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D2" office:value-type="string"><text:p text:style-name="P1"/></table:table-cell></table:table-row><table:table-row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D2" office:value-type="string"><text:p text:style-name="P1"/></table:table-cell></table:table-row><table:table-row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D2" office:value-type="string"><text:p text:style-name="P1"/></table:table-cell></table:table-row><table:table-row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D2" office:value-type="string"><text:p text:style-name="P1"/></table:table-cell></table:table-row><table:table-row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D2" office:value-type="string"><text:p text:style-name="P1"/></table:table-cell></table:table-row><table:table-row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D2" office:value-type="string"><text:p text:style-name="P1"/></table:table-cell></table:table-row><table:table-row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D2" office:value-type="string"><text:p text:style-name="P1"/></table:table-cell></table:table-row><table:table-row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D2" office:value-type="string"><text:p text:style-name="P1"/></table:table-cell></table:table-row><table:table-row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D2" office:value-type="string"><text:p text:style-name="P1"/></table:table-cell></table:table-row><table:table-row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D2" office:value-type="string"><text:p text:style-name="P1"/></table:table-cell></table:table-row><table:table-row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D2" office:value-type="string"><text:p text:style-name="P1"/></table:table-cell></table:table-row><table:table-row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D2" office:value-type="string"><text:p text:style-name="P1"/></table:table-cell></table:table-row><table:table-row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D2" office:value-type="string"><text:p text:style-name="P1"/></table:table-cell></table:table-row><table:table-row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D2" office:value-type="string"><text:p text:style-name="P1"/></table:table-cell></table:table-row><table:table-row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D2" office:value-type="string"><text:p text:style-name="P1"/></table:table-cell></table:table-row><table:table-row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D2" office:value-type="string"><text:p text:style-name="P1"/></table:table-cell></table:table-row><table:table-row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D2" office:value-type="string"><text:p text:style-name="P1"/></table:table-cell></table:table-row><table:table-row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D2" office:value-type="string"><text:p text:style-name="P1"/></table:table-cell></table:table-row><table:table-row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D2" office:value-type="string"><text:p text:style-name="P1"/></table:table-cell></table:table-row><table:table-row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D2" office:value-type="string"><text:p text:style-name="P1"/></table:table-cell></table:table-row><table:table-row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D2" office:value-type="string"><text:p text:style-name="P1"/></table:table-cell></table:table-row><table:table-row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D2" office:value-type="string"><text:p text:style-name="P1"/></table:table-cell></table:table-row><table:table-row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D2" office:value-type="string"><text:p text:style-name="P1"/></table:table-cell></table:table-row><table:table-row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D2" office:value-type="string"><text:p text:style-name="P1"/></table:table-cell></table:table-row><table:table-row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D2" office:value-type="string"><text:p text:style-name="P1"/></table:table-cell></table:table-row><table:table-row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D2" office:value-type="string"><text:p text:style-name="P1"/></table:table-cell></table:table-row><table:table-row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D2" office:value-type="string"><text:p text:style-name="P1"/></table:table-cell></table:table-row><table:table-row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D2" office:value-type="string"><text:p text:style-name="P1"/></table:table-cell></table:table-row></table:table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19:31:37.408000000</meta:creation-date>
    <dc:date>2018-12-28T22:07:16.824000000</dc:date>
    <meta:editing-duration>PT2M24S</meta:editing-duration>
    <meta:editing-cycles>2</meta:editing-cycles>
    <meta:generator>LibreOfficeDev/6.3.0.0.alpha0$Windows_x86 LibreOffice_project/3cc9d610f747fb301309ecff4ba2360d38afe0ec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